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1.8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mal" table:style-name="ta1">
        <table:shapes>
          <draw:frame draw:z-index="0" draw:style-name="gr1" draw:text-style-name="P1" svg:width="212.94mm" svg:height="159.37mm" svg:x="136.95mm" svg:y="270.66mm">
            <loext:p draw:notify-on-update-of-ranges="optimal.B5:optimal.B115 optimal.A5:optimal.A115 optimal.B5:optimal.B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 evaluated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is: 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 evaluated,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ectory: 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.89956" calcext:value-type="float">
            <text:p>6,89956</text:p>
          </table:table-cell>
          <table:table-cell office:value-type="float" office:value="7.10025" calcext:value-type="float">
            <text:p>7,10025</text:p>
          </table:table-cell>
          <table:table-cell table:number-columns-repeated="2"/>
        </table:table-row>
        <table:table-row table:style-name="ro1">
          <table:table-cell office:value-type="float" office:value="6.79825" calcext:value-type="float">
            <text:p>6,79825</text:p>
          </table:table-cell>
          <table:table-cell office:value-type="float" office:value="7.20101" calcext:value-type="float">
            <text:p>7,20101</text:p>
          </table:table-cell>
          <table:table-cell table:number-columns-repeated="2"/>
        </table:table-row>
        <table:table-row table:style-name="ro1">
          <table:table-cell office:value-type="float" office:value="6.69607" calcext:value-type="float">
            <text:p>6,69607</text:p>
          </table:table-cell>
          <table:table-cell office:value-type="float" office:value="7.30228" calcext:value-type="float">
            <text:p>7,30228</text:p>
          </table:table-cell>
          <table:table-cell table:number-columns-repeated="2"/>
        </table:table-row>
        <table:table-row table:style-name="ro1">
          <table:table-cell office:value-type="float" office:value="6.59301" calcext:value-type="float">
            <text:p>6,59301</text:p>
          </table:table-cell>
          <table:table-cell office:value-type="float" office:value="7.40405" calcext:value-type="float">
            <text:p>7,40405</text:p>
          </table:table-cell>
          <table:table-cell table:number-columns-repeated="2"/>
        </table:table-row>
        <table:table-row table:style-name="ro1">
          <table:table-cell office:value-type="float" office:value="6.48907" calcext:value-type="float">
            <text:p>6,48907</text:p>
          </table:table-cell>
          <table:table-cell office:value-type="float" office:value="7.50633" calcext:value-type="float">
            <text:p>7,50633</text:p>
          </table:table-cell>
          <table:table-cell table:number-columns-repeated="2"/>
        </table:table-row>
        <table:table-row table:style-name="ro1">
          <table:table-cell office:value-type="float" office:value="6.38426" calcext:value-type="float">
            <text:p>6,38426</text:p>
          </table:table-cell>
          <table:table-cell office:value-type="float" office:value="7.60912" calcext:value-type="float">
            <text:p>7,60912</text:p>
          </table:table-cell>
          <table:table-cell table:number-columns-repeated="2"/>
        </table:table-row>
        <table:table-row table:style-name="ro1">
          <table:table-cell office:value-type="float" office:value="6.27858" calcext:value-type="float">
            <text:p>6,27858</text:p>
          </table:table-cell>
          <table:table-cell office:value-type="float" office:value="7.71241" calcext:value-type="float">
            <text:p>7,71241</text:p>
          </table:table-cell>
          <table:table-cell table:number-columns-repeated="2"/>
        </table:table-row>
        <table:table-row table:style-name="ro1">
          <table:table-cell office:value-type="float" office:value="6.17203" calcext:value-type="float">
            <text:p>6,17203</text:p>
          </table:table-cell>
          <table:table-cell office:value-type="float" office:value="7.8162" calcext:value-type="float">
            <text:p>7,8162</text:p>
          </table:table-cell>
          <table:table-cell table:number-columns-repeated="2"/>
        </table:table-row>
        <table:table-row table:style-name="ro1">
          <table:table-cell office:value-type="float" office:value="6.0646" calcext:value-type="float">
            <text:p>6,0646</text:p>
          </table:table-cell>
          <table:table-cell office:value-type="float" office:value="7.92051" calcext:value-type="float">
            <text:p>7,92051</text:p>
          </table:table-cell>
          <table:table-cell table:number-columns-repeated="2"/>
        </table:table-row>
        <table:table-row table:style-name="ro1">
          <table:table-cell office:value-type="float" office:value="5.95629" calcext:value-type="float">
            <text:p>5,95629</text:p>
          </table:table-cell>
          <table:table-cell office:value-type="float" office:value="8.02532" calcext:value-type="float">
            <text:p>8,02532</text:p>
          </table:table-cell>
          <table:table-cell table:number-columns-repeated="2"/>
        </table:table-row>
        <table:table-row table:style-name="ro1">
          <table:table-cell office:value-type="float" office:value="5.84711" calcext:value-type="float">
            <text:p>5,84711</text:p>
          </table:table-cell>
          <table:table-cell office:value-type="float" office:value="8.13064" calcext:value-type="float">
            <text:p>8,13064</text:p>
          </table:table-cell>
          <table:table-cell table:number-columns-repeated="2"/>
        </table:table-row>
        <table:table-row table:style-name="ro1">
          <table:table-cell office:value-type="float" office:value="5.73706" calcext:value-type="float">
            <text:p>5,73706</text:p>
          </table:table-cell>
          <table:table-cell office:value-type="float" office:value="8.23646" calcext:value-type="float">
            <text:p>8,23646</text:p>
          </table:table-cell>
          <table:table-cell table:number-columns-repeated="2"/>
        </table:table-row>
        <table:table-row table:style-name="ro1">
          <table:table-cell office:value-type="float" office:value="5.62613" calcext:value-type="float">
            <text:p>5,62613</text:p>
          </table:table-cell>
          <table:table-cell office:value-type="float" office:value="8.34279" calcext:value-type="float">
            <text:p>8,34279</text:p>
          </table:table-cell>
          <table:table-cell table:number-columns-repeated="2"/>
        </table:table-row>
        <table:table-row table:style-name="ro1">
          <table:table-cell office:value-type="float" office:value="5.51433" calcext:value-type="float">
            <text:p>5,51433</text:p>
          </table:table-cell>
          <table:table-cell office:value-type="float" office:value="8.44963" calcext:value-type="float">
            <text:p>8,44963</text:p>
          </table:table-cell>
          <table:table-cell table:number-columns-repeated="2"/>
        </table:table-row>
        <table:table-row table:style-name="ro1">
          <table:table-cell office:value-type="float" office:value="5.40165" calcext:value-type="float">
            <text:p>5,40165</text:p>
          </table:table-cell>
          <table:table-cell office:value-type="float" office:value="8.55697" calcext:value-type="float">
            <text:p>8,55697</text:p>
          </table:table-cell>
          <table:table-cell table:number-columns-repeated="2"/>
        </table:table-row>
        <table:table-row table:style-name="ro1">
          <table:table-cell office:value-type="float" office:value="5.2881" calcext:value-type="float">
            <text:p>5,2881</text:p>
          </table:table-cell>
          <table:table-cell office:value-type="float" office:value="8.66482" calcext:value-type="float">
            <text:p>8,66482</text:p>
          </table:table-cell>
          <table:table-cell table:number-columns-repeated="2"/>
        </table:table-row>
        <table:table-row table:style-name="ro1">
          <table:table-cell office:value-type="float" office:value="5.17368" calcext:value-type="float">
            <text:p>5,17368</text:p>
          </table:table-cell>
          <table:table-cell office:value-type="float" office:value="8.77317" calcext:value-type="float">
            <text:p>8,77317</text:p>
          </table:table-cell>
          <table:table-cell table:number-columns-repeated="2"/>
        </table:table-row>
        <table:table-row table:style-name="ro1">
          <table:table-cell office:value-type="float" office:value="5.05838" calcext:value-type="float">
            <text:p>5,05838</text:p>
          </table:table-cell>
          <table:table-cell office:value-type="float" office:value="8.88204" calcext:value-type="float">
            <text:p>8,88204</text:p>
          </table:table-cell>
          <table:table-cell table:number-columns-repeated="2"/>
        </table:table-row>
        <table:table-row table:style-name="ro1">
          <table:table-cell office:value-type="float" office:value="4.94221" calcext:value-type="float">
            <text:p>4,94221</text:p>
          </table:table-cell>
          <table:table-cell office:value-type="float" office:value="8.9914" calcext:value-type="float">
            <text:p>8,9914</text:p>
          </table:table-cell>
          <table:table-cell table:number-columns-repeated="2"/>
        </table:table-row>
        <table:table-row table:style-name="ro1">
          <table:table-cell office:value-type="float" office:value="4.82516" calcext:value-type="float">
            <text:p>4,82516</text:p>
          </table:table-cell>
          <table:table-cell office:value-type="float" office:value="9.10128" calcext:value-type="float">
            <text:p>9,10128</text:p>
          </table:table-cell>
          <table:table-cell table:number-columns-repeated="2"/>
        </table:table-row>
        <table:table-row table:style-name="ro1">
          <table:table-cell office:value-type="float" office:value="4.70724" calcext:value-type="float">
            <text:p>4,70724</text:p>
          </table:table-cell>
          <table:table-cell office:value-type="float" office:value="9.21166" calcext:value-type="float">
            <text:p>9,21166</text:p>
          </table:table-cell>
          <table:table-cell table:number-columns-repeated="2"/>
        </table:table-row>
        <table:table-row table:style-name="ro1">
          <table:table-cell office:value-type="float" office:value="4.58845" calcext:value-type="float">
            <text:p>4,58845</text:p>
          </table:table-cell>
          <table:table-cell office:value-type="float" office:value="9.32255" calcext:value-type="float">
            <text:p>9,32255</text:p>
          </table:table-cell>
          <table:table-cell table:number-columns-repeated="2"/>
        </table:table-row>
        <table:table-row table:style-name="ro1">
          <table:table-cell office:value-type="float" office:value="4.46878" calcext:value-type="float">
            <text:p>4,46878</text:p>
          </table:table-cell>
          <table:table-cell office:value-type="float" office:value="9.43394" calcext:value-type="float">
            <text:p>9,43394</text:p>
          </table:table-cell>
          <table:table-cell table:number-columns-repeated="2"/>
        </table:table-row>
        <table:table-row table:style-name="ro1">
          <table:table-cell office:value-type="float" office:value="4.34823" calcext:value-type="float">
            <text:p>4,34823</text:p>
          </table:table-cell>
          <table:table-cell office:value-type="float" office:value="9.54584" calcext:value-type="float">
            <text:p>9,54584</text:p>
          </table:table-cell>
          <table:table-cell table:number-columns-repeated="2"/>
        </table:table-row>
        <table:table-row table:style-name="ro1">
          <table:table-cell office:value-type="float" office:value="4.22682" calcext:value-type="float">
            <text:p>4,22682</text:p>
          </table:table-cell>
          <table:table-cell office:value-type="float" office:value="9.65825" calcext:value-type="float">
            <text:p>9,65825</text:p>
          </table:table-cell>
          <table:table-cell table:number-columns-repeated="2"/>
        </table:table-row>
        <table:table-row table:style-name="ro1">
          <table:table-cell office:value-type="float" office:value="4.10453" calcext:value-type="float">
            <text:p>4,10453</text:p>
          </table:table-cell>
          <table:table-cell office:value-type="float" office:value="9.77116" calcext:value-type="float">
            <text:p>9,77116</text:p>
          </table:table-cell>
          <table:table-cell table:number-columns-repeated="2"/>
        </table:table-row>
        <table:table-row table:style-name="ro1">
          <table:table-cell office:value-type="float" office:value="3.9824" calcext:value-type="float">
            <text:p>3,9824</text:p>
          </table:table-cell>
          <table:table-cell office:value-type="float" office:value="9.87886" calcext:value-type="float">
            <text:p>9,87886</text:p>
          </table:table-cell>
          <table:table-cell table:number-columns-repeated="2"/>
        </table:table-row>
        <table:table-row table:style-name="ro1">
          <table:table-cell office:value-type="float" office:value="3.86041" calcext:value-type="float">
            <text:p>3,86041</text:p>
          </table:table-cell>
          <table:table-cell office:value-type="float" office:value="9.98128" calcext:value-type="float">
            <text:p>9,98128</text:p>
          </table:table-cell>
          <table:table-cell table:number-columns-repeated="2"/>
        </table:table-row>
        <table:table-row table:style-name="ro1">
          <table:table-cell office:value-type="float" office:value="3.73854" calcext:value-type="float">
            <text:p>3,73854</text:p>
          </table:table-cell>
          <table:table-cell office:value-type="float" office:value="10.0784" calcext:value-type="float">
            <text:p>10,0784</text:p>
          </table:table-cell>
          <table:table-cell table:number-columns-repeated="2"/>
        </table:table-row>
        <table:table-row table:style-name="ro1">
          <table:table-cell office:value-type="float" office:value="3.6168" calcext:value-type="float">
            <text:p>3,6168</text:p>
          </table:table-cell>
          <table:table-cell office:value-type="float" office:value="10.1703" calcext:value-type="float">
            <text:p>10,1703</text:p>
          </table:table-cell>
          <table:table-cell table:number-columns-repeated="2"/>
        </table:table-row>
        <table:table-row table:style-name="ro1">
          <table:table-cell office:value-type="float" office:value="3.49519" calcext:value-type="float">
            <text:p>3,49519</text:p>
          </table:table-cell>
          <table:table-cell office:value-type="float" office:value="10.2568" calcext:value-type="float">
            <text:p>10,2568</text:p>
          </table:table-cell>
          <table:table-cell table:number-columns-repeated="2"/>
        </table:table-row>
        <table:table-row table:style-name="ro1">
          <table:table-cell office:value-type="float" office:value="3.37366" calcext:value-type="float">
            <text:p>3,37366</text:p>
          </table:table-cell>
          <table:table-cell office:value-type="float" office:value="10.338" calcext:value-type="float">
            <text:p>10,338</text:p>
          </table:table-cell>
          <table:table-cell table:number-columns-repeated="2"/>
        </table:table-row>
        <table:table-row table:style-name="ro1">
          <table:table-cell office:value-type="float" office:value="3.25223" calcext:value-type="float">
            <text:p>3,25223</text:p>
          </table:table-cell>
          <table:table-cell office:value-type="float" office:value="10.4139" calcext:value-type="float">
            <text:p>10,4139</text:p>
          </table:table-cell>
          <table:table-cell table:number-columns-repeated="2"/>
        </table:table-row>
        <table:table-row table:style-name="ro1">
          <table:table-cell office:value-type="float" office:value="3.13106" calcext:value-type="float">
            <text:p>3,13106</text:p>
          </table:table-cell>
          <table:table-cell office:value-type="float" office:value="10.4847" calcext:value-type="float">
            <text:p>10,4847</text:p>
          </table:table-cell>
          <table:table-cell table:number-columns-repeated="2"/>
        </table:table-row>
        <table:table-row table:style-name="ro1">
          <table:table-cell office:value-type="float" office:value="3.01075" calcext:value-type="float">
            <text:p>3,01075</text:p>
          </table:table-cell>
          <table:table-cell office:value-type="float" office:value="10.5505" calcext:value-type="float">
            <text:p>10,5505</text:p>
          </table:table-cell>
          <table:table-cell table:number-columns-repeated="2"/>
        </table:table-row>
        <table:table-row table:style-name="ro1">
          <table:table-cell office:value-type="float" office:value="2.8913" calcext:value-type="float">
            <text:p>2,8913</text:p>
          </table:table-cell>
          <table:table-cell office:value-type="float" office:value="10.6115" calcext:value-type="float">
            <text:p>10,6115</text:p>
          </table:table-cell>
          <table:table-cell table:number-columns-repeated="2"/>
        </table:table-row>
        <table:table-row table:style-name="ro1">
          <table:table-cell office:value-type="float" office:value="2.7727" calcext:value-type="float">
            <text:p>2,7727</text:p>
          </table:table-cell>
          <table:table-cell office:value-type="float" office:value="10.6675" calcext:value-type="float">
            <text:p>10,6675</text:p>
          </table:table-cell>
          <table:table-cell table:number-columns-repeated="2"/>
        </table:table-row>
        <table:table-row table:style-name="ro1">
          <table:table-cell office:value-type="float" office:value="2.65492" calcext:value-type="float">
            <text:p>2,65492</text:p>
          </table:table-cell>
          <table:table-cell office:value-type="float" office:value="10.7185" calcext:value-type="float">
            <text:p>10,7185</text:p>
          </table:table-cell>
          <table:table-cell table:number-columns-repeated="2"/>
        </table:table-row>
        <table:table-row table:style-name="ro1">
          <table:table-cell office:value-type="float" office:value="2.53637" calcext:value-type="float">
            <text:p>2,53637</text:p>
          </table:table-cell>
          <table:table-cell office:value-type="float" office:value="10.7702" calcext:value-type="float">
            <text:p>10,7702</text:p>
          </table:table-cell>
          <table:table-cell table:number-columns-repeated="2"/>
        </table:table-row>
        <table:table-row table:style-name="ro1">
          <table:table-cell office:value-type="float" office:value="2.41862" calcext:value-type="float">
            <text:p>2,41862</text:p>
          </table:table-cell>
          <table:table-cell office:value-type="float" office:value="10.817" calcext:value-type="float">
            <text:p>10,817</text:p>
          </table:table-cell>
          <table:table-cell table:number-columns-repeated="2"/>
        </table:table-row>
        <table:table-row table:style-name="ro1">
          <table:table-cell office:value-type="float" office:value="2.30169" calcext:value-type="float">
            <text:p>2,30169</text:p>
          </table:table-cell>
          <table:table-cell office:value-type="float" office:value="10.8588" calcext:value-type="float">
            <text:p>10,8588</text:p>
          </table:table-cell>
          <table:table-cell table:number-columns-repeated="2"/>
        </table:table-row>
        <table:table-row table:style-name="ro1">
          <table:table-cell office:value-type="float" office:value="2.18399" calcext:value-type="float">
            <text:p>2,18399</text:p>
          </table:table-cell>
          <table:table-cell office:value-type="float" office:value="10.9013" calcext:value-type="float">
            <text:p>10,9013</text:p>
          </table:table-cell>
          <table:table-cell table:number-columns-repeated="2"/>
        </table:table-row>
        <table:table-row table:style-name="ro1">
          <table:table-cell office:value-type="float" office:value="2.0671" calcext:value-type="float">
            <text:p>2,0671</text:p>
          </table:table-cell>
          <table:table-cell office:value-type="float" office:value="10.9389" calcext:value-type="float">
            <text:p>10,9389</text:p>
          </table:table-cell>
          <table:table-cell table:number-columns-repeated="2"/>
        </table:table-row>
        <table:table-row table:style-name="ro1">
          <table:table-cell office:value-type="float" office:value="1.95097" calcext:value-type="float">
            <text:p>1,95097</text:p>
          </table:table-cell>
          <table:table-cell office:value-type="float" office:value="10.9713" calcext:value-type="float">
            <text:p>10,9713</text:p>
          </table:table-cell>
          <table:table-cell table:number-columns-repeated="2"/>
        </table:table-row>
        <table:table-row table:style-name="ro1">
          <table:table-cell office:value-type="float" office:value="1.83399" calcext:value-type="float">
            <text:p>1,83399</text:p>
          </table:table-cell>
          <table:table-cell office:value-type="float" office:value="11.0044" calcext:value-type="float">
            <text:p>11,0044</text:p>
          </table:table-cell>
          <table:table-cell table:number-columns-repeated="2"/>
        </table:table-row>
        <table:table-row table:style-name="ro1">
          <table:table-cell office:value-type="float" office:value="1.71777" calcext:value-type="float">
            <text:p>1,71777</text:p>
          </table:table-cell>
          <table:table-cell office:value-type="float" office:value="11.0324" calcext:value-type="float">
            <text:p>11,0324</text:p>
          </table:table-cell>
          <table:table-cell table:number-columns-repeated="2"/>
        </table:table-row>
        <table:table-row table:style-name="ro1">
          <table:table-cell office:value-type="float" office:value="1.60231" calcext:value-type="float">
            <text:p>1,60231</text:p>
          </table:table-cell>
          <table:table-cell office:value-type="float" office:value="11.0554" calcext:value-type="float">
            <text:p>11,0554</text:p>
          </table:table-cell>
          <table:table-cell table:number-columns-repeated="2"/>
        </table:table-row>
        <table:table-row table:style-name="ro1">
          <table:table-cell office:value-type="float" office:value="1.486" calcext:value-type="float">
            <text:p>1,486</text:p>
          </table:table-cell>
          <table:table-cell office:value-type="float" office:value="11.0789" calcext:value-type="float">
            <text:p>11,0789</text:p>
          </table:table-cell>
          <table:table-cell table:number-columns-repeated="2"/>
        </table:table-row>
        <table:table-row table:style-name="ro1">
          <table:table-cell office:value-type="float" office:value="1.371" calcext:value-type="float">
            <text:p>1,371</text:p>
          </table:table-cell>
          <table:table-cell office:value-type="float" office:value="11.0975" calcext:value-type="float">
            <text:p>11,0975</text:p>
          </table:table-cell>
          <table:table-cell table:number-columns-repeated="2"/>
        </table:table-row>
        <table:table-row table:style-name="ro1">
          <table:table-cell office:value-type="float" office:value="1.25727" calcext:value-type="float">
            <text:p>1,25727</text:p>
          </table:table-cell>
          <table:table-cell office:value-type="float" office:value="11.1112" calcext:value-type="float">
            <text:p>11,1112</text:p>
          </table:table-cell>
          <table:table-cell table:number-columns-repeated="2"/>
        </table:table-row>
        <table:table-row table:style-name="ro1">
          <table:table-cell office:value-type="float" office:value="1.14261" calcext:value-type="float">
            <text:p>1,14261</text:p>
          </table:table-cell>
          <table:table-cell office:value-type="float" office:value="11.1252" calcext:value-type="float">
            <text:p>11,1252</text:p>
          </table:table-cell>
          <table:table-cell table:number-columns-repeated="2"/>
        </table:table-row>
        <table:table-row table:style-name="ro1">
          <table:table-cell office:value-type="float" office:value="1.02923" calcext:value-type="float">
            <text:p>1,02923</text:p>
          </table:table-cell>
          <table:table-cell office:value-type="float" office:value="11.1343" calcext:value-type="float">
            <text:p>11,1343</text:p>
          </table:table-cell>
          <table:table-cell table:number-columns-repeated="2"/>
        </table:table-row>
        <table:table-row table:style-name="ro1">
          <table:table-cell office:value-type="float" office:value="0.917112" calcext:value-type="float">
            <text:p>0,917112</text:p>
          </table:table-cell>
          <table:table-cell office:value-type="float" office:value="11.1383" calcext:value-type="float">
            <text:p>11,1383</text:p>
          </table:table-cell>
          <table:table-cell table:number-columns-repeated="2"/>
        </table:table-row>
        <table:table-row table:style-name="ro1">
          <table:table-cell office:value-type="float" office:value="0.804065" calcext:value-type="float">
            <text:p>0,804065</text:p>
          </table:table-cell>
          <table:table-cell office:value-type="float" office:value="11.1428" calcext:value-type="float">
            <text:p>11,1428</text:p>
          </table:table-cell>
          <table:table-cell table:number-columns-repeated="2"/>
        </table:table-row>
        <table:table-row table:style-name="ro1">
          <table:table-cell office:value-type="float" office:value="0.690087" calcext:value-type="float">
            <text:p>0,690087</text:p>
          </table:table-cell>
          <table:table-cell office:value-type="float" office:value="11.1477" calcext:value-type="float">
            <text:p>11,1477</text:p>
          </table:table-cell>
          <table:table-cell table:number-columns-repeated="2"/>
        </table:table-row>
        <table:table-row table:style-name="ro1">
          <table:table-cell office:value-type="float" office:value="0.577876" calcext:value-type="float">
            <text:p>0,577876</text:p>
          </table:table-cell>
          <table:table-cell office:value-type="float" office:value="11.1477" calcext:value-type="float">
            <text:p>11,1477</text:p>
          </table:table-cell>
          <table:table-cell table:number-columns-repeated="2"/>
        </table:table-row>
        <table:table-row table:style-name="ro1">
          <table:table-cell office:value-type="float" office:value="0.467407" calcext:value-type="float">
            <text:p>0,467407</text:p>
          </table:table-cell>
          <table:table-cell office:value-type="float" office:value="11.1429" calcext:value-type="float">
            <text:p>11,1429</text:p>
          </table:table-cell>
          <table:table-cell table:number-columns-repeated="2"/>
        </table:table-row>
        <table:table-row table:style-name="ro1">
          <table:table-cell office:value-type="float" office:value="0.355956" calcext:value-type="float">
            <text:p>0,355956</text:p>
          </table:table-cell>
          <table:table-cell office:value-type="float" office:value="11.1383" calcext:value-type="float">
            <text:p>11,1383</text:p>
          </table:table-cell>
          <table:table-cell table:number-columns-repeated="2"/>
        </table:table-row>
        <table:table-row table:style-name="ro1">
          <table:table-cell office:value-type="float" office:value="0.243523" calcext:value-type="float">
            <text:p>0,243523</text:p>
          </table:table-cell>
          <table:table-cell office:value-type="float" office:value="11.1339" calcext:value-type="float">
            <text:p>11,1339</text:p>
          </table:table-cell>
          <table:table-cell table:number-columns-repeated="2"/>
        </table:table-row>
        <table:table-row table:style-name="ro1">
          <table:table-cell office:value-type="float" office:value="0.132833" calcext:value-type="float">
            <text:p>0,132833</text:p>
          </table:table-cell>
          <table:table-cell office:value-type="float" office:value="11.1246" calcext:value-type="float">
            <text:p>11,1246</text:p>
          </table:table-cell>
          <table:table-cell table:number-columns-repeated="2"/>
        </table:table-row>
        <table:table-row table:style-name="ro1">
          <table:table-cell office:value-type="float" office:value="0.0238848" calcext:value-type="float">
            <text:p>0,0238848</text:p>
          </table:table-cell>
          <table:table-cell office:value-type="float" office:value="11.1103" calcext:value-type="float">
            <text:p>11,1103</text:p>
          </table:table-cell>
          <table:table-cell table:number-columns-repeated="2"/>
        </table:table-row>
        <table:table-row table:style-name="ro1">
          <table:table-cell office:value-type="float" office:value="-0.0860455" calcext:value-type="float">
            <text:p>-0,0860455</text:p>
          </table:table-cell>
          <table:table-cell office:value-type="float" office:value="11.0963" calcext:value-type="float">
            <text:p>11,0963</text:p>
          </table:table-cell>
          <table:table-cell table:number-columns-repeated="2"/>
        </table:table-row>
        <table:table-row table:style-name="ro1">
          <table:table-cell office:value-type="float" office:value="-0.196967" calcext:value-type="float">
            <text:p>-0,196967</text:p>
          </table:table-cell>
          <table:table-cell office:value-type="float" office:value="11.0824" calcext:value-type="float">
            <text:p>11,0824</text:p>
          </table:table-cell>
          <table:table-cell table:number-columns-repeated="2"/>
        </table:table-row>
        <table:table-row table:style-name="ro1">
          <table:table-cell office:value-type="float" office:value="-0.306155" calcext:value-type="float">
            <text:p>-0,306155</text:p>
          </table:table-cell>
          <table:table-cell office:value-type="float" office:value="11.0635" calcext:value-type="float">
            <text:p>11,0635</text:p>
          </table:table-cell>
          <table:table-cell table:number-columns-repeated="2"/>
        </table:table-row>
        <table:table-row table:style-name="ro1">
          <table:table-cell office:value-type="float" office:value="-0.413609" calcext:value-type="float">
            <text:p>-0,413609</text:p>
          </table:table-cell>
          <table:table-cell office:value-type="float" office:value="11.0396" calcext:value-type="float">
            <text:p>11,0396</text:p>
          </table:table-cell>
          <table:table-cell table:number-columns-repeated="2"/>
        </table:table-row>
        <table:table-row table:style-name="ro1">
          <table:table-cell office:value-type="float" office:value="-0.518891" calcext:value-type="float">
            <text:p>-0,518891</text:p>
          </table:table-cell>
          <table:table-cell office:value-type="float" office:value="11.0108" calcext:value-type="float">
            <text:p>11,0108</text:p>
          </table:table-cell>
          <table:table-cell table:number-columns-repeated="2"/>
        </table:table-row>
        <table:table-row table:style-name="ro1">
          <table:table-cell office:value-type="float" office:value="-0.618832" calcext:value-type="float">
            <text:p>-0,618832</text:p>
          </table:table-cell>
          <table:table-cell office:value-type="float" office:value="10.9724" calcext:value-type="float">
            <text:p>10,9724</text:p>
          </table:table-cell>
          <table:table-cell table:number-columns-repeated="2"/>
        </table:table-row>
        <table:table-row table:style-name="ro1">
          <table:table-cell office:value-type="float" office:value="-0.713431" calcext:value-type="float">
            <text:p>-0,713431</text:p>
          </table:table-cell>
          <table:table-cell office:value-type="float" office:value="10.9244" calcext:value-type="float">
            <text:p>10,9244</text:p>
          </table:table-cell>
          <table:table-cell table:number-columns-repeated="2"/>
        </table:table-row>
        <table:table-row table:style-name="ro1">
          <table:table-cell office:value-type="float" office:value="-0.802688" calcext:value-type="float">
            <text:p>-0,802688</text:p>
          </table:table-cell>
          <table:table-cell office:value-type="float" office:value="10.8668" calcext:value-type="float">
            <text:p>10,8668</text:p>
          </table:table-cell>
          <table:table-cell table:number-columns-repeated="2"/>
        </table:table-row>
        <table:table-row table:style-name="ro1">
          <table:table-cell office:value-type="float" office:value="-0.886602" calcext:value-type="float">
            <text:p>-0,886602</text:p>
          </table:table-cell>
          <table:table-cell office:value-type="float" office:value="10.7996" calcext:value-type="float">
            <text:p>10,7996</text:p>
          </table:table-cell>
          <table:table-cell table:number-columns-repeated="2"/>
        </table:table-row>
        <table:table-row table:style-name="ro1">
          <table:table-cell office:value-type="float" office:value="-0.965175" calcext:value-type="float">
            <text:p>-0,965175</text:p>
          </table:table-cell>
          <table:table-cell office:value-type="float" office:value="10.7228" calcext:value-type="float">
            <text:p>10,7228</text:p>
          </table:table-cell>
          <table:table-cell table:number-columns-repeated="2"/>
        </table:table-row>
        <table:table-row table:style-name="ro1">
          <table:table-cell office:value-type="float" office:value="-1.03841" calcext:value-type="float">
            <text:p>-1,03841</text:p>
          </table:table-cell>
          <table:table-cell office:value-type="float" office:value="10.6363" calcext:value-type="float">
            <text:p>10,6363</text:p>
          </table:table-cell>
          <table:table-cell table:number-columns-repeated="2"/>
        </table:table-row>
        <table:table-row table:style-name="ro1">
          <table:table-cell office:value-type="float" office:value="-1.10629" calcext:value-type="float">
            <text:p>-1,10629</text:p>
          </table:table-cell>
          <table:table-cell office:value-type="float" office:value="10.5402" calcext:value-type="float">
            <text:p>10,5402</text:p>
          </table:table-cell>
          <table:table-cell table:number-columns-repeated="2"/>
        </table:table-row>
        <table:table-row table:style-name="ro1">
          <table:table-cell office:value-type="float" office:value="-1.16884" calcext:value-type="float">
            <text:p>-1,16884</text:p>
          </table:table-cell>
          <table:table-cell office:value-type="float" office:value="10.4346" calcext:value-type="float">
            <text:p>10,4346</text:p>
          </table:table-cell>
          <table:table-cell table:number-columns-repeated="2"/>
        </table:table-row>
        <table:table-row table:style-name="ro1">
          <table:table-cell office:value-type="float" office:value="-1.22604" calcext:value-type="float">
            <text:p>-1,22604</text:p>
          </table:table-cell>
          <table:table-cell office:value-type="float" office:value="10.3193" calcext:value-type="float">
            <text:p>10,3193</text:p>
          </table:table-cell>
          <table:table-cell table:number-columns-repeated="2"/>
        </table:table-row>
        <table:table-row table:style-name="ro1">
          <table:table-cell office:value-type="float" office:value="-1.27791" calcext:value-type="float">
            <text:p>-1,27791</text:p>
          </table:table-cell>
          <table:table-cell office:value-type="float" office:value="10.1943" calcext:value-type="float">
            <text:p>10,1943</text:p>
          </table:table-cell>
          <table:table-cell table:number-columns-repeated="2"/>
        </table:table-row>
        <table:table-row table:style-name="ro1">
          <table:table-cell office:value-type="float" office:value="-1.32443" calcext:value-type="float">
            <text:p>-1,32443</text:p>
          </table:table-cell>
          <table:table-cell office:value-type="float" office:value="10.0598" calcext:value-type="float">
            <text:p>10,0598</text:p>
          </table:table-cell>
          <table:table-cell table:number-columns-repeated="2"/>
        </table:table-row>
        <table:table-row table:style-name="ro1">
          <table:table-cell office:value-type="float" office:value="-1.3656" calcext:value-type="float">
            <text:p>-1,3656</text:p>
          </table:table-cell>
          <table:table-cell office:value-type="float" office:value="9.91565" calcext:value-type="float">
            <text:p>9,91565</text:p>
          </table:table-cell>
          <table:table-cell table:number-columns-repeated="2"/>
        </table:table-row>
        <table:table-row table:style-name="ro1">
          <table:table-cell office:value-type="float" office:value="-1.40144" calcext:value-type="float">
            <text:p>-1,40144</text:p>
          </table:table-cell>
          <table:table-cell office:value-type="float" office:value="9.76189" calcext:value-type="float">
            <text:p>9,76189</text:p>
          </table:table-cell>
          <table:table-cell table:number-columns-repeated="2"/>
        </table:table-row>
        <table:table-row table:style-name="ro1">
          <table:table-cell office:value-type="float" office:value="-1.43193" calcext:value-type="float">
            <text:p>-1,43193</text:p>
          </table:table-cell>
          <table:table-cell office:value-type="float" office:value="9.59851" calcext:value-type="float">
            <text:p>9,59851</text:p>
          </table:table-cell>
          <table:table-cell table:number-columns-repeated="2"/>
        </table:table-row>
        <table:table-row table:style-name="ro1">
          <table:table-cell office:value-type="float" office:value="-1.45752" calcext:value-type="float">
            <text:p>-1,45752</text:p>
          </table:table-cell>
          <table:table-cell office:value-type="float" office:value="9.4253" calcext:value-type="float">
            <text:p>9,4253</text:p>
          </table:table-cell>
          <table:table-cell table:number-columns-repeated="2"/>
        </table:table-row>
        <table:table-row table:style-name="ro1">
          <table:table-cell office:value-type="float" office:value="-1.47821" calcext:value-type="float">
            <text:p>-1,47821</text:p>
          </table:table-cell>
          <table:table-cell office:value-type="float" office:value="9.24225" calcext:value-type="float">
            <text:p>9,24225</text:p>
          </table:table-cell>
          <table:table-cell table:number-columns-repeated="2"/>
        </table:table-row>
        <table:table-row table:style-name="ro1">
          <table:table-cell office:value-type="float" office:value="-1.49399" calcext:value-type="float">
            <text:p>-1,49399</text:p>
          </table:table-cell>
          <table:table-cell office:value-type="float" office:value="9.04937" calcext:value-type="float">
            <text:p>9,04937</text:p>
          </table:table-cell>
          <table:table-cell table:number-columns-repeated="2"/>
        </table:table-row>
        <table:table-row table:style-name="ro1">
          <table:table-cell office:value-type="float" office:value="-1.50486" calcext:value-type="float">
            <text:p>-1,50486</text:p>
          </table:table-cell>
          <table:table-cell office:value-type="float" office:value="8.84665" calcext:value-type="float">
            <text:p>8,84665</text:p>
          </table:table-cell>
          <table:table-cell table:number-columns-repeated="2"/>
        </table:table-row>
        <table:table-row table:style-name="ro1">
          <table:table-cell office:value-type="float" office:value="-1.51083" calcext:value-type="float">
            <text:p>-1,51083</text:p>
          </table:table-cell>
          <table:table-cell office:value-type="float" office:value="8.6341" calcext:value-type="float">
            <text:p>8,6341</text:p>
          </table:table-cell>
          <table:table-cell table:number-columns-repeated="2"/>
        </table:table-row>
        <table:table-row table:style-name="ro1">
          <table:table-cell office:value-type="float" office:value="-1.5119" calcext:value-type="float">
            <text:p>-1,5119</text:p>
          </table:table-cell>
          <table:table-cell office:value-type="float" office:value="8.41172" calcext:value-type="float">
            <text:p>8,41172</text:p>
          </table:table-cell>
          <table:table-cell table:number-columns-repeated="2"/>
        </table:table-row>
        <table:table-row table:style-name="ro1">
          <table:table-cell office:value-type="float" office:value="-1.50806" calcext:value-type="float">
            <text:p>-1,50806</text:p>
          </table:table-cell>
          <table:table-cell office:value-type="float" office:value="8.1795" calcext:value-type="float">
            <text:p>8,1795</text:p>
          </table:table-cell>
          <table:table-cell table:number-columns-repeated="2"/>
        </table:table-row>
        <table:table-row table:style-name="ro1">
          <table:table-cell office:value-type="float" office:value="-1.49931" calcext:value-type="float">
            <text:p>-1,49931</text:p>
          </table:table-cell>
          <table:table-cell office:value-type="float" office:value="7.93745" calcext:value-type="float">
            <text:p>7,93745</text:p>
          </table:table-cell>
          <table:table-cell table:number-columns-repeated="2"/>
        </table:table-row>
        <table:table-row table:style-name="ro1">
          <table:table-cell office:value-type="float" office:value="-1.48566" calcext:value-type="float">
            <text:p>-1,48566</text:p>
          </table:table-cell>
          <table:table-cell office:value-type="float" office:value="7.68557" calcext:value-type="float">
            <text:p>7,68557</text:p>
          </table:table-cell>
          <table:table-cell table:number-columns-repeated="2"/>
        </table:table-row>
        <table:table-row table:style-name="ro1">
          <table:table-cell office:value-type="float" office:value="-1.46711" calcext:value-type="float">
            <text:p>-1,46711</text:p>
          </table:table-cell>
          <table:table-cell office:value-type="float" office:value="7.42385" calcext:value-type="float">
            <text:p>7,42385</text:p>
          </table:table-cell>
          <table:table-cell table:number-columns-repeated="2"/>
        </table:table-row>
        <table:table-row table:style-name="ro1">
          <table:table-cell office:value-type="float" office:value="-1.44365" calcext:value-type="float">
            <text:p>-1,44365</text:p>
          </table:table-cell>
          <table:table-cell office:value-type="float" office:value="7.1523" calcext:value-type="float">
            <text:p>7,1523</text:p>
          </table:table-cell>
          <table:table-cell table:number-columns-repeated="2"/>
        </table:table-row>
        <table:table-row table:style-name="ro1">
          <table:table-cell office:value-type="float" office:value="-1.41529" calcext:value-type="float">
            <text:p>-1,41529</text:p>
          </table:table-cell>
          <table:table-cell office:value-type="float" office:value="6.87091" calcext:value-type="float">
            <text:p>6,87091</text:p>
          </table:table-cell>
          <table:table-cell table:number-columns-repeated="2"/>
        </table:table-row>
        <table:table-row table:style-name="ro1">
          <table:table-cell office:value-type="float" office:value="-1.38202" calcext:value-type="float">
            <text:p>-1,38202</text:p>
          </table:table-cell>
          <table:table-cell office:value-type="float" office:value="6.57969" calcext:value-type="float">
            <text:p>6,57969</text:p>
          </table:table-cell>
          <table:table-cell table:number-columns-repeated="2"/>
        </table:table-row>
        <table:table-row table:style-name="ro1">
          <table:table-cell office:value-type="float" office:value="-1.34385" calcext:value-type="float">
            <text:p>-1,34385</text:p>
          </table:table-cell>
          <table:table-cell office:value-type="float" office:value="6.27864" calcext:value-type="float">
            <text:p>6,27864</text:p>
          </table:table-cell>
          <table:table-cell table:number-columns-repeated="2"/>
        </table:table-row>
        <table:table-row table:style-name="ro1">
          <table:table-cell office:value-type="float" office:value="-1.30077" calcext:value-type="float">
            <text:p>-1,30077</text:p>
          </table:table-cell>
          <table:table-cell office:value-type="float" office:value="5.96775" calcext:value-type="float">
            <text:p>5,96775</text:p>
          </table:table-cell>
          <table:table-cell table:number-columns-repeated="2"/>
        </table:table-row>
        <table:table-row table:style-name="ro1">
          <table:table-cell office:value-type="float" office:value="-1.25278" calcext:value-type="float">
            <text:p>-1,25278</text:p>
          </table:table-cell>
          <table:table-cell office:value-type="float" office:value="5.64703" calcext:value-type="float">
            <text:p>5,64703</text:p>
          </table:table-cell>
          <table:table-cell table:number-columns-repeated="2"/>
        </table:table-row>
        <table:table-row table:style-name="ro1">
          <table:table-cell office:value-type="float" office:value="-1.19946" calcext:value-type="float">
            <text:p>-1,19946</text:p>
          </table:table-cell>
          <table:table-cell office:value-type="float" office:value="5.31669" calcext:value-type="float">
            <text:p>5,31669</text:p>
          </table:table-cell>
          <table:table-cell table:number-columns-repeated="2"/>
        </table:table-row>
        <table:table-row table:style-name="ro1">
          <table:table-cell office:value-type="float" office:value="-1.14123" calcext:value-type="float">
            <text:p>-1,14123</text:p>
          </table:table-cell>
          <table:table-cell office:value-type="float" office:value="4.97652" calcext:value-type="float">
            <text:p>4,97652</text:p>
          </table:table-cell>
          <table:table-cell table:number-columns-repeated="2"/>
        </table:table-row>
        <table:table-row table:style-name="ro1">
          <table:table-cell office:value-type="float" office:value="-1.07853" calcext:value-type="float">
            <text:p>-1,07853</text:p>
          </table:table-cell>
          <table:table-cell office:value-type="float" office:value="4.6263" calcext:value-type="float">
            <text:p>4,6263</text:p>
          </table:table-cell>
          <table:table-cell table:number-columns-repeated="2"/>
        </table:table-row>
        <table:table-row table:style-name="ro1">
          <table:table-cell office:value-type="float" office:value="-1.01093" calcext:value-type="float">
            <text:p>-1,01093</text:p>
          </table:table-cell>
          <table:table-cell office:value-type="float" office:value="4.26624" calcext:value-type="float">
            <text:p>4,26624</text:p>
          </table:table-cell>
          <table:table-cell table:number-columns-repeated="2"/>
        </table:table-row>
        <table:table-row table:style-name="ro1">
          <table:table-cell office:value-type="float" office:value="-0.937986" calcext:value-type="float">
            <text:p>-0,937986</text:p>
          </table:table-cell>
          <table:table-cell office:value-type="float" office:value="3.89657" calcext:value-type="float">
            <text:p>3,89657</text:p>
          </table:table-cell>
          <table:table-cell table:number-columns-repeated="2"/>
        </table:table-row>
        <table:table-row table:style-name="ro1">
          <table:table-cell office:value-type="float" office:value="-0.860137" calcext:value-type="float">
            <text:p>-0,860137</text:p>
          </table:table-cell>
          <table:table-cell office:value-type="float" office:value="3.51706" calcext:value-type="float">
            <text:p>3,51706</text:p>
          </table:table-cell>
          <table:table-cell table:number-columns-repeated="2"/>
        </table:table-row>
        <table:table-row table:style-name="ro1">
          <table:table-cell office:value-type="float" office:value="-0.777821" calcext:value-type="float">
            <text:p>-0,777821</text:p>
          </table:table-cell>
          <table:table-cell office:value-type="float" office:value="3.1275" calcext:value-type="float">
            <text:p>3,1275</text:p>
          </table:table-cell>
          <table:table-cell table:number-columns-repeated="2"/>
        </table:table-row>
        <table:table-row table:style-name="ro1">
          <table:table-cell office:value-type="float" office:value="-0.6906" calcext:value-type="float">
            <text:p>-0,6906</text:p>
          </table:table-cell>
          <table:table-cell office:value-type="float" office:value="2.72811" calcext:value-type="float">
            <text:p>2,72811</text:p>
          </table:table-cell>
          <table:table-cell table:number-columns-repeated="2"/>
        </table:table-row>
        <table:table-row table:style-name="ro1">
          <table:table-cell office:value-type="float" office:value="-0.598036" calcext:value-type="float">
            <text:p>-0,598036</text:p>
          </table:table-cell>
          <table:table-cell office:value-type="float" office:value="2.3191" calcext:value-type="float">
            <text:p>2,3191</text:p>
          </table:table-cell>
          <table:table-cell table:number-columns-repeated="2"/>
        </table:table-row>
        <table:table-row table:style-name="ro1">
          <table:table-cell office:value-type="float" office:value="-0.500568" calcext:value-type="float">
            <text:p>-0,500568</text:p>
          </table:table-cell>
          <table:table-cell office:value-type="float" office:value="1.90026" calcext:value-type="float">
            <text:p>1,90026</text:p>
          </table:table-cell>
          <table:table-cell table:number-columns-repeated="2"/>
        </table:table-row>
        <table:table-row table:style-name="ro1">
          <table:table-cell office:value-type="float" office:value="-0.398633" calcext:value-type="float">
            <text:p>-0,398633</text:p>
          </table:table-cell>
          <table:table-cell office:value-type="float" office:value="1.47137" calcext:value-type="float">
            <text:p>1,47137</text:p>
          </table:table-cell>
          <table:table-cell table:number-columns-repeated="2"/>
        </table:table-row>
        <table:table-row table:style-name="ro1">
          <table:table-cell office:value-type="float" office:value="-0.291792" calcext:value-type="float">
            <text:p>-0,291792</text:p>
          </table:table-cell>
          <table:table-cell office:value-type="float" office:value="1.03264" calcext:value-type="float">
            <text:p>1,03264</text:p>
          </table:table-cell>
          <table:table-cell table:number-columns-repeated="2"/>
        </table:table-row>
        <table:table-row table:style-name="ro1">
          <table:table-cell office:value-type="float" office:value="-0.17961" calcext:value-type="float">
            <text:p>-0,17961</text:p>
          </table:table-cell>
          <table:table-cell office:value-type="float" office:value="0.584297" calcext:value-type="float">
            <text:p>0,584297</text:p>
          </table:table-cell>
          <table:table-cell table:number-columns-repeated="2"/>
        </table:table-row>
        <table:table-row table:style-name="ro1">
          <table:table-cell office:value-type="float" office:value="-0.0625223" calcext:value-type="float">
            <text:p>-0,0625223</text:p>
          </table:table-cell>
          <table:table-cell office:value-type="float" office:value="0.12612" calcext:value-type="float">
            <text:p>0,126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.00.0000</text:date>, <text:time style:data-style-name="N2" text:time-value="15:19:22.41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12:17:14.209000000</dc:date>
    <meta:editing-duration>P1DT19H43M56S</meta:editing-duration>
    <meta:editing-cycles>4</meta:editing-cycles>
    <meta:generator>LibreOffice/5.0.3.2$Windows_x86 LibreOffice_project/e5f16313668ac592c1bfb310f4390624e3dbfb75</meta:generator>
    <meta:document-statistic meta:table-count="1" meta:cell-count="2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95cm" svg:height="15.938cm" xlink:href=".." xlink:type="simple" chart:class="chart:scatter" chart:column-mapping="0 0" chart:style-name="ch1">
        <chart:legend chart:legend-position="end" svg:x="18.311cm" svg:y="7.67cm" style:legend-expansion="high" chart:style-name="ch2"/>
        <chart:plot-area chart:style-name="ch3" table:cell-range-address="optimal.A5:optimal.B115" chart:data-source-has-labels="column" svg:x="0.425cm" svg:y="0.318cm" svg:width="17.461cm" svg:height="15.302cm">
          <chartooo:coordinate-region svg:x="0.571cm" svg:y="0.517cm" svg:width="17.221cm" svg:height="14.456cm"/>
          <chart:axis chart:dimension="x" chart:name="primary-x" chart:style-name="ch4" chartooo:axis-type="auto">
            <chart:categories table:cell-range-address="optimal.B5:optimal.B1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timal.B5:optimal.B115" chart:class="chart:scatter">
            <chart:domain table:cell-range-address="optimal.A5:optimal.A115"/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optimal.B5:optimal.B115</svg:desc>
                </draw:g>
              </table:table-cell>
              <table:table-cell office:value-type="float" office:value="7">
                <text:p>7</text:p>
                <draw:g>
                  <svg:desc>optimal.A5:optimal.A115</svg:desc>
                </draw:g>
              </table:table-cell>
              <table:table-cell office:value-type="float" office:value="7">
                <text:p>7</text:p>
                <draw:g>
                  <svg:desc>optimal.B5:optimal.B115</svg:desc>
                </draw:g>
              </table:table-cell>
            </table:table-row>
            <table:table-row>
              <table:table-cell office:value-type="float" office:value="7.10025">
                <text:p>10</text:p>
              </table:table-cell>
              <table:table-cell office:value-type="float" office:value="6.89956">
                <text:p>6.89956</text:p>
              </table:table-cell>
              <table:table-cell office:value-type="float" office:value="7.10025">
                <text:p>7.10025</text:p>
              </table:table-cell>
            </table:table-row>
            <table:table-row>
              <table:table-cell office:value-type="float" office:value="7.20101">
                <text:p>10</text:p>
              </table:table-cell>
              <table:table-cell office:value-type="float" office:value="6.79825">
                <text:p>6.79825</text:p>
              </table:table-cell>
              <table:table-cell office:value-type="float" office:value="7.20101">
                <text:p>7.20101</text:p>
              </table:table-cell>
            </table:table-row>
            <table:table-row>
              <table:table-cell office:value-type="float" office:value="7.30228">
                <text:p>10</text:p>
              </table:table-cell>
              <table:table-cell office:value-type="float" office:value="6.69607">
                <text:p>6.69607</text:p>
              </table:table-cell>
              <table:table-cell office:value-type="float" office:value="7.30228">
                <text:p>7.30228</text:p>
              </table:table-cell>
            </table:table-row>
            <table:table-row>
              <table:table-cell office:value-type="float" office:value="7.40405">
                <text:p>10</text:p>
              </table:table-cell>
              <table:table-cell office:value-type="float" office:value="6.59301">
                <text:p>6.59301</text:p>
              </table:table-cell>
              <table:table-cell office:value-type="float" office:value="7.40405">
                <text:p>7.40405</text:p>
              </table:table-cell>
            </table:table-row>
            <table:table-row>
              <table:table-cell office:value-type="float" office:value="7.50633">
                <text:p>10</text:p>
              </table:table-cell>
              <table:table-cell office:value-type="float" office:value="6.48907">
                <text:p>6.48907</text:p>
              </table:table-cell>
              <table:table-cell office:value-type="float" office:value="7.50633">
                <text:p>7.50633</text:p>
              </table:table-cell>
            </table:table-row>
            <table:table-row>
              <table:table-cell office:value-type="float" office:value="7.60912">
                <text:p>10</text:p>
              </table:table-cell>
              <table:table-cell office:value-type="float" office:value="6.38426">
                <text:p>6.38426</text:p>
              </table:table-cell>
              <table:table-cell office:value-type="float" office:value="7.60912">
                <text:p>7.60912</text:p>
              </table:table-cell>
            </table:table-row>
            <table:table-row>
              <table:table-cell office:value-type="float" office:value="7.71241">
                <text:p>10</text:p>
              </table:table-cell>
              <table:table-cell office:value-type="float" office:value="6.27858">
                <text:p>6.27858</text:p>
              </table:table-cell>
              <table:table-cell office:value-type="float" office:value="7.71241">
                <text:p>7.71241</text:p>
              </table:table-cell>
            </table:table-row>
            <table:table-row>
              <table:table-cell office:value-type="float" office:value="7.8162">
                <text:p>10</text:p>
              </table:table-cell>
              <table:table-cell office:value-type="float" office:value="6.17203">
                <text:p>6.17203</text:p>
              </table:table-cell>
              <table:table-cell office:value-type="float" office:value="7.8162">
                <text:p>7.8162</text:p>
              </table:table-cell>
            </table:table-row>
            <table:table-row>
              <table:table-cell office:value-type="float" office:value="7.92051">
                <text:p>10</text:p>
              </table:table-cell>
              <table:table-cell office:value-type="float" office:value="6.0646">
                <text:p>6.0646</text:p>
              </table:table-cell>
              <table:table-cell office:value-type="float" office:value="7.92051">
                <text:p>7.92051</text:p>
              </table:table-cell>
            </table:table-row>
            <table:table-row>
              <table:table-cell office:value-type="float" office:value="8.02532">
                <text:p>10</text:p>
              </table:table-cell>
              <table:table-cell office:value-type="float" office:value="5.95629">
                <text:p>5.95629</text:p>
              </table:table-cell>
              <table:table-cell office:value-type="float" office:value="8.02532">
                <text:p>8.02532</text:p>
              </table:table-cell>
            </table:table-row>
            <table:table-row>
              <table:table-cell office:value-type="float" office:value="8.13064">
                <text:p>10</text:p>
              </table:table-cell>
              <table:table-cell office:value-type="float" office:value="5.84711">
                <text:p>5.84711</text:p>
              </table:table-cell>
              <table:table-cell office:value-type="float" office:value="8.13064">
                <text:p>8.13064</text:p>
              </table:table-cell>
            </table:table-row>
            <table:table-row>
              <table:table-cell office:value-type="float" office:value="8.23646">
                <text:p>10</text:p>
              </table:table-cell>
              <table:table-cell office:value-type="float" office:value="5.73706">
                <text:p>5.73706</text:p>
              </table:table-cell>
              <table:table-cell office:value-type="float" office:value="8.23646">
                <text:p>8.23646</text:p>
              </table:table-cell>
            </table:table-row>
            <table:table-row>
              <table:table-cell office:value-type="float" office:value="8.34279">
                <text:p>10</text:p>
              </table:table-cell>
              <table:table-cell office:value-type="float" office:value="5.62613">
                <text:p>5.62613</text:p>
              </table:table-cell>
              <table:table-cell office:value-type="float" office:value="8.34279">
                <text:p>8.34279</text:p>
              </table:table-cell>
            </table:table-row>
            <table:table-row>
              <table:table-cell office:value-type="float" office:value="8.44963">
                <text:p>10</text:p>
              </table:table-cell>
              <table:table-cell office:value-type="float" office:value="5.51433">
                <text:p>5.51433</text:p>
              </table:table-cell>
              <table:table-cell office:value-type="float" office:value="8.44963">
                <text:p>8.44963</text:p>
              </table:table-cell>
            </table:table-row>
            <table:table-row>
              <table:table-cell office:value-type="float" office:value="8.55697">
                <text:p>10</text:p>
              </table:table-cell>
              <table:table-cell office:value-type="float" office:value="5.40165">
                <text:p>5.40165</text:p>
              </table:table-cell>
              <table:table-cell office:value-type="float" office:value="8.55697">
                <text:p>8.55697</text:p>
              </table:table-cell>
            </table:table-row>
            <table:table-row>
              <table:table-cell office:value-type="float" office:value="8.66482">
                <text:p>10</text:p>
              </table:table-cell>
              <table:table-cell office:value-type="float" office:value="5.2881">
                <text:p>5.2881</text:p>
              </table:table-cell>
              <table:table-cell office:value-type="float" office:value="8.66482">
                <text:p>8.66482</text:p>
              </table:table-cell>
            </table:table-row>
            <table:table-row>
              <table:table-cell office:value-type="float" office:value="8.77317">
                <text:p>10</text:p>
              </table:table-cell>
              <table:table-cell office:value-type="float" office:value="5.17368">
                <text:p>5.17368</text:p>
              </table:table-cell>
              <table:table-cell office:value-type="float" office:value="8.77317">
                <text:p>8.77317</text:p>
              </table:table-cell>
            </table:table-row>
            <table:table-row>
              <table:table-cell office:value-type="float" office:value="8.88204">
                <text:p>10</text:p>
              </table:table-cell>
              <table:table-cell office:value-type="float" office:value="5.05838">
                <text:p>5.05838</text:p>
              </table:table-cell>
              <table:table-cell office:value-type="float" office:value="8.88204">
                <text:p>8.88204</text:p>
              </table:table-cell>
            </table:table-row>
            <table:table-row>
              <table:table-cell office:value-type="float" office:value="8.9914">
                <text:p>10</text:p>
              </table:table-cell>
              <table:table-cell office:value-type="float" office:value="4.94221">
                <text:p>4.94221</text:p>
              </table:table-cell>
              <table:table-cell office:value-type="float" office:value="8.9914">
                <text:p>8.9914</text:p>
              </table:table-cell>
            </table:table-row>
            <table:table-row>
              <table:table-cell office:value-type="float" office:value="9.10128">
                <text:p>10</text:p>
              </table:table-cell>
              <table:table-cell office:value-type="float" office:value="4.82516">
                <text:p>4.82516</text:p>
              </table:table-cell>
              <table:table-cell office:value-type="float" office:value="9.10128">
                <text:p>9.10128</text:p>
              </table:table-cell>
            </table:table-row>
            <table:table-row>
              <table:table-cell office:value-type="float" office:value="9.21166">
                <text:p>10</text:p>
              </table:table-cell>
              <table:table-cell office:value-type="float" office:value="4.70724">
                <text:p>4.70724</text:p>
              </table:table-cell>
              <table:table-cell office:value-type="float" office:value="9.21166">
                <text:p>9.21166</text:p>
              </table:table-cell>
            </table:table-row>
            <table:table-row>
              <table:table-cell office:value-type="float" office:value="9.32255">
                <text:p>10</text:p>
              </table:table-cell>
              <table:table-cell office:value-type="float" office:value="4.58845">
                <text:p>4.58845</text:p>
              </table:table-cell>
              <table:table-cell office:value-type="float" office:value="9.32255">
                <text:p>9.32255</text:p>
              </table:table-cell>
            </table:table-row>
            <table:table-row>
              <table:table-cell office:value-type="float" office:value="9.43394">
                <text:p>10</text:p>
              </table:table-cell>
              <table:table-cell office:value-type="float" office:value="4.46878">
                <text:p>4.46878</text:p>
              </table:table-cell>
              <table:table-cell office:value-type="float" office:value="9.43394">
                <text:p>9.43394</text:p>
              </table:table-cell>
            </table:table-row>
            <table:table-row>
              <table:table-cell office:value-type="float" office:value="9.54584">
                <text:p>10</text:p>
              </table:table-cell>
              <table:table-cell office:value-type="float" office:value="4.34823">
                <text:p>4.34823</text:p>
              </table:table-cell>
              <table:table-cell office:value-type="float" office:value="9.54584">
                <text:p>9.54584</text:p>
              </table:table-cell>
            </table:table-row>
            <table:table-row>
              <table:table-cell office:value-type="float" office:value="9.65825">
                <text:p>10</text:p>
              </table:table-cell>
              <table:table-cell office:value-type="float" office:value="4.22682">
                <text:p>4.22682</text:p>
              </table:table-cell>
              <table:table-cell office:value-type="float" office:value="9.65825">
                <text:p>9.65825</text:p>
              </table:table-cell>
            </table:table-row>
            <table:table-row>
              <table:table-cell office:value-type="float" office:value="9.77116">
                <text:p>10</text:p>
              </table:table-cell>
              <table:table-cell office:value-type="float" office:value="4.10453">
                <text:p>4.10453</text:p>
              </table:table-cell>
              <table:table-cell office:value-type="float" office:value="9.77116">
                <text:p>9.77116</text:p>
              </table:table-cell>
            </table:table-row>
            <table:table-row>
              <table:table-cell office:value-type="float" office:value="9.87886">
                <text:p>10</text:p>
              </table:table-cell>
              <table:table-cell office:value-type="float" office:value="3.9824">
                <text:p>3.9824</text:p>
              </table:table-cell>
              <table:table-cell office:value-type="float" office:value="9.87886">
                <text:p>9.87886</text:p>
              </table:table-cell>
            </table:table-row>
            <table:table-row>
              <table:table-cell office:value-type="float" office:value="9.98128">
                <text:p>10</text:p>
              </table:table-cell>
              <table:table-cell office:value-type="float" office:value="3.86041">
                <text:p>3.86041</text:p>
              </table:table-cell>
              <table:table-cell office:value-type="float" office:value="9.98128">
                <text:p>9.98128</text:p>
              </table:table-cell>
            </table:table-row>
            <table:table-row>
              <table:table-cell office:value-type="float" office:value="10.0784">
                <text:p>10</text:p>
              </table:table-cell>
              <table:table-cell office:value-type="float" office:value="3.73854">
                <text:p>3.73854</text:p>
              </table:table-cell>
              <table:table-cell office:value-type="float" office:value="10.0784">
                <text:p>10.0784</text:p>
              </table:table-cell>
            </table:table-row>
            <table:table-row>
              <table:table-cell office:value-type="float" office:value="10.1703">
                <text:p>10</text:p>
              </table:table-cell>
              <table:table-cell office:value-type="float" office:value="3.6168">
                <text:p>3.6168</text:p>
              </table:table-cell>
              <table:table-cell office:value-type="float" office:value="10.1703">
                <text:p>10.1703</text:p>
              </table:table-cell>
            </table:table-row>
            <table:table-row>
              <table:table-cell office:value-type="float" office:value="10.2568">
                <text:p>10</text:p>
              </table:table-cell>
              <table:table-cell office:value-type="float" office:value="3.49519">
                <text:p>3.49519</text:p>
              </table:table-cell>
              <table:table-cell office:value-type="float" office:value="10.2568">
                <text:p>10.2568</text:p>
              </table:table-cell>
            </table:table-row>
            <table:table-row>
              <table:table-cell office:value-type="float" office:value="10.338">
                <text:p>10</text:p>
              </table:table-cell>
              <table:table-cell office:value-type="float" office:value="3.37366">
                <text:p>3.37366</text:p>
              </table:table-cell>
              <table:table-cell office:value-type="float" office:value="10.338">
                <text:p>10.338</text:p>
              </table:table-cell>
            </table:table-row>
            <table:table-row>
              <table:table-cell office:value-type="float" office:value="10.4139">
                <text:p>10</text:p>
              </table:table-cell>
              <table:table-cell office:value-type="float" office:value="3.25223">
                <text:p>3.25223</text:p>
              </table:table-cell>
              <table:table-cell office:value-type="float" office:value="10.4139">
                <text:p>10.4139</text:p>
              </table:table-cell>
            </table:table-row>
            <table:table-row>
              <table:table-cell office:value-type="float" office:value="10.4847">
                <text:p>10</text:p>
              </table:table-cell>
              <table:table-cell office:value-type="float" office:value="3.13106">
                <text:p>3.13106</text:p>
              </table:table-cell>
              <table:table-cell office:value-type="float" office:value="10.4847">
                <text:p>10.4847</text:p>
              </table:table-cell>
            </table:table-row>
            <table:table-row>
              <table:table-cell office:value-type="float" office:value="10.5505">
                <text:p>10</text:p>
              </table:table-cell>
              <table:table-cell office:value-type="float" office:value="3.01075">
                <text:p>3.01075</text:p>
              </table:table-cell>
              <table:table-cell office:value-type="float" office:value="10.5505">
                <text:p>10.5505</text:p>
              </table:table-cell>
            </table:table-row>
            <table:table-row>
              <table:table-cell office:value-type="float" office:value="10.6115">
                <text:p>10</text:p>
              </table:table-cell>
              <table:table-cell office:value-type="float" office:value="2.8913">
                <text:p>2.8913</text:p>
              </table:table-cell>
              <table:table-cell office:value-type="float" office:value="10.6115">
                <text:p>10.6115</text:p>
              </table:table-cell>
            </table:table-row>
            <table:table-row>
              <table:table-cell office:value-type="float" office:value="10.6675">
                <text:p>10</text:p>
              </table:table-cell>
              <table:table-cell office:value-type="float" office:value="2.7727">
                <text:p>2.7727</text:p>
              </table:table-cell>
              <table:table-cell office:value-type="float" office:value="10.6675">
                <text:p>10.6675</text:p>
              </table:table-cell>
            </table:table-row>
            <table:table-row>
              <table:table-cell office:value-type="float" office:value="10.7185">
                <text:p>10</text:p>
              </table:table-cell>
              <table:table-cell office:value-type="float" office:value="2.65492">
                <text:p>2.65492</text:p>
              </table:table-cell>
              <table:table-cell office:value-type="float" office:value="10.7185">
                <text:p>10.7185</text:p>
              </table:table-cell>
            </table:table-row>
            <table:table-row>
              <table:table-cell office:value-type="float" office:value="10.7702">
                <text:p>10</text:p>
              </table:table-cell>
              <table:table-cell office:value-type="float" office:value="2.53637">
                <text:p>2.53637</text:p>
              </table:table-cell>
              <table:table-cell office:value-type="float" office:value="10.7702">
                <text:p>10.7702</text:p>
              </table:table-cell>
            </table:table-row>
            <table:table-row>
              <table:table-cell office:value-type="float" office:value="10.817">
                <text:p>10</text:p>
              </table:table-cell>
              <table:table-cell office:value-type="float" office:value="2.41862">
                <text:p>2.41862</text:p>
              </table:table-cell>
              <table:table-cell office:value-type="float" office:value="10.817">
                <text:p>10.817</text:p>
              </table:table-cell>
            </table:table-row>
            <table:table-row>
              <table:table-cell office:value-type="float" office:value="10.8588">
                <text:p>10</text:p>
              </table:table-cell>
              <table:table-cell office:value-type="float" office:value="2.30169">
                <text:p>2.30169</text:p>
              </table:table-cell>
              <table:table-cell office:value-type="float" office:value="10.8588">
                <text:p>10.8588</text:p>
              </table:table-cell>
            </table:table-row>
            <table:table-row>
              <table:table-cell office:value-type="float" office:value="10.9013">
                <text:p>10</text:p>
              </table:table-cell>
              <table:table-cell office:value-type="float" office:value="2.18399">
                <text:p>2.18399</text:p>
              </table:table-cell>
              <table:table-cell office:value-type="float" office:value="10.9013">
                <text:p>10.9013</text:p>
              </table:table-cell>
            </table:table-row>
            <table:table-row>
              <table:table-cell office:value-type="float" office:value="10.9389">
                <text:p>10</text:p>
              </table:table-cell>
              <table:table-cell office:value-type="float" office:value="2.0671">
                <text:p>2.0671</text:p>
              </table:table-cell>
              <table:table-cell office:value-type="float" office:value="10.9389">
                <text:p>10.9389</text:p>
              </table:table-cell>
            </table:table-row>
            <table:table-row>
              <table:table-cell office:value-type="float" office:value="10.9713">
                <text:p>10</text:p>
              </table:table-cell>
              <table:table-cell office:value-type="float" office:value="1.95097">
                <text:p>1.95097</text:p>
              </table:table-cell>
              <table:table-cell office:value-type="float" office:value="10.9713">
                <text:p>10.9713</text:p>
              </table:table-cell>
            </table:table-row>
            <table:table-row>
              <table:table-cell office:value-type="float" office:value="11.0044">
                <text:p>10</text:p>
              </table:table-cell>
              <table:table-cell office:value-type="float" office:value="1.83399">
                <text:p>1.83399</text:p>
              </table:table-cell>
              <table:table-cell office:value-type="float" office:value="11.0044">
                <text:p>11.0044</text:p>
              </table:table-cell>
            </table:table-row>
            <table:table-row>
              <table:table-cell office:value-type="float" office:value="11.0324">
                <text:p>10</text:p>
              </table:table-cell>
              <table:table-cell office:value-type="float" office:value="1.71777">
                <text:p>1.71777</text:p>
              </table:table-cell>
              <table:table-cell office:value-type="float" office:value="11.0324">
                <text:p>11.0324</text:p>
              </table:table-cell>
            </table:table-row>
            <table:table-row>
              <table:table-cell office:value-type="float" office:value="11.0554">
                <text:p>10</text:p>
              </table:table-cell>
              <table:table-cell office:value-type="float" office:value="1.60231">
                <text:p>1.60231</text:p>
              </table:table-cell>
              <table:table-cell office:value-type="float" office:value="11.0554">
                <text:p>11.0554</text:p>
              </table:table-cell>
            </table:table-row>
            <table:table-row>
              <table:table-cell office:value-type="float" office:value="11.0789">
                <text:p>10</text:p>
              </table:table-cell>
              <table:table-cell office:value-type="float" office:value="1.486">
                <text:p>1.486</text:p>
              </table:table-cell>
              <table:table-cell office:value-type="float" office:value="11.0789">
                <text:p>11.0789</text:p>
              </table:table-cell>
            </table:table-row>
            <table:table-row>
              <table:table-cell office:value-type="float" office:value="11.0975">
                <text:p>10</text:p>
              </table:table-cell>
              <table:table-cell office:value-type="float" office:value="1.371">
                <text:p>1.371</text:p>
              </table:table-cell>
              <table:table-cell office:value-type="float" office:value="11.0975">
                <text:p>11.0975</text:p>
              </table:table-cell>
            </table:table-row>
            <table:table-row>
              <table:table-cell office:value-type="float" office:value="11.1112">
                <text:p>10</text:p>
              </table:table-cell>
              <table:table-cell office:value-type="float" office:value="1.25727">
                <text:p>1.25727</text:p>
              </table:table-cell>
              <table:table-cell office:value-type="float" office:value="11.1112">
                <text:p>11.1112</text:p>
              </table:table-cell>
            </table:table-row>
            <table:table-row>
              <table:table-cell office:value-type="float" office:value="11.1252">
                <text:p>10</text:p>
              </table:table-cell>
              <table:table-cell office:value-type="float" office:value="1.14261">
                <text:p>1.14261</text:p>
              </table:table-cell>
              <table:table-cell office:value-type="float" office:value="11.1252">
                <text:p>11.1252</text:p>
              </table:table-cell>
            </table:table-row>
            <table:table-row>
              <table:table-cell office:value-type="float" office:value="11.1343">
                <text:p>10</text:p>
              </table:table-cell>
              <table:table-cell office:value-type="float" office:value="1.02923">
                <text:p>1.02923</text:p>
              </table:table-cell>
              <table:table-cell office:value-type="float" office:value="11.1343">
                <text:p>11.1343</text:p>
              </table:table-cell>
            </table:table-row>
            <table:table-row>
              <table:table-cell office:value-type="float" office:value="11.1383">
                <text:p>10</text:p>
              </table:table-cell>
              <table:table-cell office:value-type="float" office:value="0.917112">
                <text:p>0.917112</text:p>
              </table:table-cell>
              <table:table-cell office:value-type="float" office:value="11.1383">
                <text:p>11.1383</text:p>
              </table:table-cell>
            </table:table-row>
            <table:table-row>
              <table:table-cell office:value-type="float" office:value="11.1428">
                <text:p>10</text:p>
              </table:table-cell>
              <table:table-cell office:value-type="float" office:value="0.804065">
                <text:p>0.804065</text:p>
              </table:table-cell>
              <table:table-cell office:value-type="float" office:value="11.1428">
                <text:p>11.1428</text:p>
              </table:table-cell>
            </table:table-row>
            <table:table-row>
              <table:table-cell office:value-type="float" office:value="11.1477">
                <text:p>10</text:p>
              </table:table-cell>
              <table:table-cell office:value-type="float" office:value="0.690087">
                <text:p>0.690087</text:p>
              </table:table-cell>
              <table:table-cell office:value-type="float" office:value="11.1477">
                <text:p>11.1477</text:p>
              </table:table-cell>
            </table:table-row>
            <table:table-row>
              <table:table-cell office:value-type="float" office:value="11.1477">
                <text:p>10</text:p>
              </table:table-cell>
              <table:table-cell office:value-type="float" office:value="0.577876">
                <text:p>0.577876</text:p>
              </table:table-cell>
              <table:table-cell office:value-type="float" office:value="11.1477">
                <text:p>11.1477</text:p>
              </table:table-cell>
            </table:table-row>
            <table:table-row>
              <table:table-cell office:value-type="float" office:value="11.1429">
                <text:p>10</text:p>
              </table:table-cell>
              <table:table-cell office:value-type="float" office:value="0.467407">
                <text:p>0.467407</text:p>
              </table:table-cell>
              <table:table-cell office:value-type="float" office:value="11.1429">
                <text:p>11.1429</text:p>
              </table:table-cell>
            </table:table-row>
            <table:table-row>
              <table:table-cell office:value-type="float" office:value="11.1383">
                <text:p>10</text:p>
              </table:table-cell>
              <table:table-cell office:value-type="float" office:value="0.355956">
                <text:p>0.355956</text:p>
              </table:table-cell>
              <table:table-cell office:value-type="float" office:value="11.1383">
                <text:p>11.1383</text:p>
              </table:table-cell>
            </table:table-row>
            <table:table-row>
              <table:table-cell office:value-type="float" office:value="11.1339">
                <text:p>10</text:p>
              </table:table-cell>
              <table:table-cell office:value-type="float" office:value="0.243523">
                <text:p>0.243523</text:p>
              </table:table-cell>
              <table:table-cell office:value-type="float" office:value="11.1339">
                <text:p>11.1339</text:p>
              </table:table-cell>
            </table:table-row>
            <table:table-row>
              <table:table-cell office:value-type="float" office:value="11.1246">
                <text:p>10</text:p>
              </table:table-cell>
              <table:table-cell office:value-type="float" office:value="0.132833">
                <text:p>0.132833</text:p>
              </table:table-cell>
              <table:table-cell office:value-type="float" office:value="11.1246">
                <text:p>11.1246</text:p>
              </table:table-cell>
            </table:table-row>
            <table:table-row>
              <table:table-cell office:value-type="float" office:value="11.1103">
                <text:p>10</text:p>
              </table:table-cell>
              <table:table-cell office:value-type="float" office:value="0.0238848">
                <text:p>0.0238848</text:p>
              </table:table-cell>
              <table:table-cell office:value-type="float" office:value="11.1103">
                <text:p>11.1103</text:p>
              </table:table-cell>
            </table:table-row>
            <table:table-row>
              <table:table-cell office:value-type="float" office:value="11.0963">
                <text:p>10</text:p>
              </table:table-cell>
              <table:table-cell office:value-type="float" office:value="-0.0860455">
                <text:p>-0.0860455</text:p>
              </table:table-cell>
              <table:table-cell office:value-type="float" office:value="11.0963">
                <text:p>11.0963</text:p>
              </table:table-cell>
            </table:table-row>
            <table:table-row>
              <table:table-cell office:value-type="float" office:value="11.0824">
                <text:p>10</text:p>
              </table:table-cell>
              <table:table-cell office:value-type="float" office:value="-0.196967">
                <text:p>-0.196967</text:p>
              </table:table-cell>
              <table:table-cell office:value-type="float" office:value="11.0824">
                <text:p>11.0824</text:p>
              </table:table-cell>
            </table:table-row>
            <table:table-row>
              <table:table-cell office:value-type="float" office:value="11.0635">
                <text:p>10</text:p>
              </table:table-cell>
              <table:table-cell office:value-type="float" office:value="-0.306155">
                <text:p>-0.306155</text:p>
              </table:table-cell>
              <table:table-cell office:value-type="float" office:value="11.0635">
                <text:p>11.0635</text:p>
              </table:table-cell>
            </table:table-row>
            <table:table-row>
              <table:table-cell office:value-type="float" office:value="11.0396">
                <text:p>10</text:p>
              </table:table-cell>
              <table:table-cell office:value-type="float" office:value="-0.413609">
                <text:p>-0.413609</text:p>
              </table:table-cell>
              <table:table-cell office:value-type="float" office:value="11.0396">
                <text:p>11.0396</text:p>
              </table:table-cell>
            </table:table-row>
            <table:table-row>
              <table:table-cell office:value-type="float" office:value="11.0108">
                <text:p>10</text:p>
              </table:table-cell>
              <table:table-cell office:value-type="float" office:value="-0.518891">
                <text:p>-0.518891</text:p>
              </table:table-cell>
              <table:table-cell office:value-type="float" office:value="11.0108">
                <text:p>11.0108</text:p>
              </table:table-cell>
            </table:table-row>
            <table:table-row>
              <table:table-cell office:value-type="float" office:value="10.9724">
                <text:p>10</text:p>
              </table:table-cell>
              <table:table-cell office:value-type="float" office:value="-0.618832">
                <text:p>-0.618832</text:p>
              </table:table-cell>
              <table:table-cell office:value-type="float" office:value="10.9724">
                <text:p>10.9724</text:p>
              </table:table-cell>
            </table:table-row>
            <table:table-row>
              <table:table-cell office:value-type="float" office:value="10.9244">
                <text:p>10</text:p>
              </table:table-cell>
              <table:table-cell office:value-type="float" office:value="-0.713431">
                <text:p>-0.713431</text:p>
              </table:table-cell>
              <table:table-cell office:value-type="float" office:value="10.9244">
                <text:p>10.9244</text:p>
              </table:table-cell>
            </table:table-row>
            <table:table-row>
              <table:table-cell office:value-type="float" office:value="10.8668">
                <text:p>10</text:p>
              </table:table-cell>
              <table:table-cell office:value-type="float" office:value="-0.802688">
                <text:p>-0.802688</text:p>
              </table:table-cell>
              <table:table-cell office:value-type="float" office:value="10.8668">
                <text:p>10.8668</text:p>
              </table:table-cell>
            </table:table-row>
            <table:table-row>
              <table:table-cell office:value-type="float" office:value="10.7996">
                <text:p>10</text:p>
              </table:table-cell>
              <table:table-cell office:value-type="float" office:value="-0.886602">
                <text:p>-0.886602</text:p>
              </table:table-cell>
              <table:table-cell office:value-type="float" office:value="10.7996">
                <text:p>10.7996</text:p>
              </table:table-cell>
            </table:table-row>
            <table:table-row>
              <table:table-cell office:value-type="float" office:value="10.7228">
                <text:p>10</text:p>
              </table:table-cell>
              <table:table-cell office:value-type="float" office:value="-0.965175">
                <text:p>-0.965175</text:p>
              </table:table-cell>
              <table:table-cell office:value-type="float" office:value="10.7228">
                <text:p>10.7228</text:p>
              </table:table-cell>
            </table:table-row>
            <table:table-row>
              <table:table-cell office:value-type="float" office:value="10.6363">
                <text:p>10</text:p>
              </table:table-cell>
              <table:table-cell office:value-type="float" office:value="-1.03841">
                <text:p>-1.03841</text:p>
              </table:table-cell>
              <table:table-cell office:value-type="float" office:value="10.6363">
                <text:p>10.6363</text:p>
              </table:table-cell>
            </table:table-row>
            <table:table-row>
              <table:table-cell office:value-type="float" office:value="10.5402">
                <text:p>10</text:p>
              </table:table-cell>
              <table:table-cell office:value-type="float" office:value="-1.10629">
                <text:p>-1.10629</text:p>
              </table:table-cell>
              <table:table-cell office:value-type="float" office:value="10.5402">
                <text:p>10.5402</text:p>
              </table:table-cell>
            </table:table-row>
            <table:table-row>
              <table:table-cell office:value-type="float" office:value="10.4346">
                <text:p>10</text:p>
              </table:table-cell>
              <table:table-cell office:value-type="float" office:value="-1.16884">
                <text:p>-1.16884</text:p>
              </table:table-cell>
              <table:table-cell office:value-type="float" office:value="10.4346">
                <text:p>10.4346</text:p>
              </table:table-cell>
            </table:table-row>
            <table:table-row>
              <table:table-cell office:value-type="float" office:value="10.3193">
                <text:p>10</text:p>
              </table:table-cell>
              <table:table-cell office:value-type="float" office:value="-1.22604">
                <text:p>-1.22604</text:p>
              </table:table-cell>
              <table:table-cell office:value-type="float" office:value="10.3193">
                <text:p>10.3193</text:p>
              </table:table-cell>
            </table:table-row>
            <table:table-row>
              <table:table-cell office:value-type="float" office:value="10.1943">
                <text:p>10</text:p>
              </table:table-cell>
              <table:table-cell office:value-type="float" office:value="-1.27791">
                <text:p>-1.27791</text:p>
              </table:table-cell>
              <table:table-cell office:value-type="float" office:value="10.1943">
                <text:p>10.1943</text:p>
              </table:table-cell>
            </table:table-row>
            <table:table-row>
              <table:table-cell office:value-type="float" office:value="10.0598">
                <text:p>10</text:p>
              </table:table-cell>
              <table:table-cell office:value-type="float" office:value="-1.32443">
                <text:p>-1.32443</text:p>
              </table:table-cell>
              <table:table-cell office:value-type="float" office:value="10.0598">
                <text:p>10.0598</text:p>
              </table:table-cell>
            </table:table-row>
            <table:table-row>
              <table:table-cell office:value-type="float" office:value="9.91565">
                <text:p>10</text:p>
              </table:table-cell>
              <table:table-cell office:value-type="float" office:value="-1.3656">
                <text:p>-1.3656</text:p>
              </table:table-cell>
              <table:table-cell office:value-type="float" office:value="9.91565">
                <text:p>9.91565</text:p>
              </table:table-cell>
            </table:table-row>
            <table:table-row>
              <table:table-cell office:value-type="float" office:value="9.76189">
                <text:p>10</text:p>
              </table:table-cell>
              <table:table-cell office:value-type="float" office:value="-1.40144">
                <text:p>-1.40144</text:p>
              </table:table-cell>
              <table:table-cell office:value-type="float" office:value="9.76189">
                <text:p>9.76189</text:p>
              </table:table-cell>
            </table:table-row>
            <table:table-row>
              <table:table-cell office:value-type="float" office:value="9.59851">
                <text:p>10</text:p>
              </table:table-cell>
              <table:table-cell office:value-type="float" office:value="-1.43193">
                <text:p>-1.43193</text:p>
              </table:table-cell>
              <table:table-cell office:value-type="float" office:value="9.59851">
                <text:p>9.59851</text:p>
              </table:table-cell>
            </table:table-row>
            <table:table-row>
              <table:table-cell office:value-type="float" office:value="9.4253">
                <text:p>10</text:p>
              </table:table-cell>
              <table:table-cell office:value-type="float" office:value="-1.45752">
                <text:p>-1.45752</text:p>
              </table:table-cell>
              <table:table-cell office:value-type="float" office:value="9.4253">
                <text:p>9.4253</text:p>
              </table:table-cell>
            </table:table-row>
            <table:table-row>
              <table:table-cell office:value-type="float" office:value="9.24225">
                <text:p>10</text:p>
              </table:table-cell>
              <table:table-cell office:value-type="float" office:value="-1.47821">
                <text:p>-1.47821</text:p>
              </table:table-cell>
              <table:table-cell office:value-type="float" office:value="9.24225">
                <text:p>9.24225</text:p>
              </table:table-cell>
            </table:table-row>
            <table:table-row>
              <table:table-cell office:value-type="float" office:value="9.04937">
                <text:p>10</text:p>
              </table:table-cell>
              <table:table-cell office:value-type="float" office:value="-1.49399">
                <text:p>-1.49399</text:p>
              </table:table-cell>
              <table:table-cell office:value-type="float" office:value="9.04937">
                <text:p>9.04937</text:p>
              </table:table-cell>
            </table:table-row>
            <table:table-row>
              <table:table-cell office:value-type="float" office:value="8.84665">
                <text:p>10</text:p>
              </table:table-cell>
              <table:table-cell office:value-type="float" office:value="-1.50486">
                <text:p>-1.50486</text:p>
              </table:table-cell>
              <table:table-cell office:value-type="float" office:value="8.84665">
                <text:p>8.84665</text:p>
              </table:table-cell>
            </table:table-row>
            <table:table-row>
              <table:table-cell office:value-type="float" office:value="8.6341">
                <text:p>10</text:p>
              </table:table-cell>
              <table:table-cell office:value-type="float" office:value="-1.51083">
                <text:p>-1.51083</text:p>
              </table:table-cell>
              <table:table-cell office:value-type="float" office:value="8.6341">
                <text:p>8.6341</text:p>
              </table:table-cell>
            </table:table-row>
            <table:table-row>
              <table:table-cell office:value-type="float" office:value="8.41172">
                <text:p>10</text:p>
              </table:table-cell>
              <table:table-cell office:value-type="float" office:value="-1.5119">
                <text:p>-1.5119</text:p>
              </table:table-cell>
              <table:table-cell office:value-type="float" office:value="8.41172">
                <text:p>8.41172</text:p>
              </table:table-cell>
            </table:table-row>
            <table:table-row>
              <table:table-cell office:value-type="float" office:value="8.1795">
                <text:p>10</text:p>
              </table:table-cell>
              <table:table-cell office:value-type="float" office:value="-1.50806">
                <text:p>-1.50806</text:p>
              </table:table-cell>
              <table:table-cell office:value-type="float" office:value="8.1795">
                <text:p>8.1795</text:p>
              </table:table-cell>
            </table:table-row>
            <table:table-row>
              <table:table-cell office:value-type="float" office:value="7.93745">
                <text:p>10</text:p>
              </table:table-cell>
              <table:table-cell office:value-type="float" office:value="-1.49931">
                <text:p>-1.49931</text:p>
              </table:table-cell>
              <table:table-cell office:value-type="float" office:value="7.93745">
                <text:p>7.93745</text:p>
              </table:table-cell>
            </table:table-row>
            <table:table-row>
              <table:table-cell office:value-type="float" office:value="7.68557">
                <text:p>10</text:p>
              </table:table-cell>
              <table:table-cell office:value-type="float" office:value="-1.48566">
                <text:p>-1.48566</text:p>
              </table:table-cell>
              <table:table-cell office:value-type="float" office:value="7.68557">
                <text:p>7.68557</text:p>
              </table:table-cell>
            </table:table-row>
            <table:table-row>
              <table:table-cell office:value-type="float" office:value="7.42385">
                <text:p>10</text:p>
              </table:table-cell>
              <table:table-cell office:value-type="float" office:value="-1.46711">
                <text:p>-1.46711</text:p>
              </table:table-cell>
              <table:table-cell office:value-type="float" office:value="7.42385">
                <text:p>7.42385</text:p>
              </table:table-cell>
            </table:table-row>
            <table:table-row>
              <table:table-cell office:value-type="float" office:value="7.1523">
                <text:p>10</text:p>
              </table:table-cell>
              <table:table-cell office:value-type="float" office:value="-1.44365">
                <text:p>-1.44365</text:p>
              </table:table-cell>
              <table:table-cell office:value-type="float" office:value="7.1523">
                <text:p>7.1523</text:p>
              </table:table-cell>
            </table:table-row>
            <table:table-row>
              <table:table-cell office:value-type="float" office:value="6.87091">
                <text:p>10</text:p>
              </table:table-cell>
              <table:table-cell office:value-type="float" office:value="-1.41529">
                <text:p>-1.41529</text:p>
              </table:table-cell>
              <table:table-cell office:value-type="float" office:value="6.87091">
                <text:p>6.87091</text:p>
              </table:table-cell>
            </table:table-row>
            <table:table-row>
              <table:table-cell office:value-type="float" office:value="6.57969">
                <text:p>10</text:p>
              </table:table-cell>
              <table:table-cell office:value-type="float" office:value="-1.38202">
                <text:p>-1.38202</text:p>
              </table:table-cell>
              <table:table-cell office:value-type="float" office:value="6.57969">
                <text:p>6.57969</text:p>
              </table:table-cell>
            </table:table-row>
            <table:table-row>
              <table:table-cell office:value-type="float" office:value="6.27864">
                <text:p>10</text:p>
              </table:table-cell>
              <table:table-cell office:value-type="float" office:value="-1.34385">
                <text:p>-1.34385</text:p>
              </table:table-cell>
              <table:table-cell office:value-type="float" office:value="6.27864">
                <text:p>6.27864</text:p>
              </table:table-cell>
            </table:table-row>
            <table:table-row>
              <table:table-cell office:value-type="float" office:value="5.96775">
                <text:p>10</text:p>
              </table:table-cell>
              <table:table-cell office:value-type="float" office:value="-1.30077">
                <text:p>-1.30077</text:p>
              </table:table-cell>
              <table:table-cell office:value-type="float" office:value="5.96775">
                <text:p>5.96775</text:p>
              </table:table-cell>
            </table:table-row>
            <table:table-row>
              <table:table-cell office:value-type="float" office:value="5.64703">
                <text:p>10</text:p>
              </table:table-cell>
              <table:table-cell office:value-type="float" office:value="-1.25278">
                <text:p>-1.25278</text:p>
              </table:table-cell>
              <table:table-cell office:value-type="float" office:value="5.64703">
                <text:p>5.64703</text:p>
              </table:table-cell>
            </table:table-row>
            <table:table-row>
              <table:table-cell office:value-type="float" office:value="5.31669">
                <text:p>10</text:p>
              </table:table-cell>
              <table:table-cell office:value-type="float" office:value="-1.19946">
                <text:p>-1.19946</text:p>
              </table:table-cell>
              <table:table-cell office:value-type="float" office:value="5.31669">
                <text:p>5.31669</text:p>
              </table:table-cell>
            </table:table-row>
            <table:table-row>
              <table:table-cell office:value-type="float" office:value="4.97652">
                <text:p/>
              </table:table-cell>
              <table:table-cell office:value-type="float" office:value="-1.14123">
                <text:p>-1.14123</text:p>
              </table:table-cell>
              <table:table-cell office:value-type="float" office:value="4.97652">
                <text:p>4.97652</text:p>
              </table:table-cell>
            </table:table-row>
            <table:table-row>
              <table:table-cell office:value-type="float" office:value="4.6263">
                <text:p/>
              </table:table-cell>
              <table:table-cell office:value-type="float" office:value="-1.07853">
                <text:p>-1.07853</text:p>
              </table:table-cell>
              <table:table-cell office:value-type="float" office:value="4.6263">
                <text:p>4.6263</text:p>
              </table:table-cell>
            </table:table-row>
            <table:table-row>
              <table:table-cell office:value-type="float" office:value="4.26624">
                <text:p/>
              </table:table-cell>
              <table:table-cell office:value-type="float" office:value="-1.01093">
                <text:p>-1.01093</text:p>
              </table:table-cell>
              <table:table-cell office:value-type="float" office:value="4.26624">
                <text:p>4.26624</text:p>
              </table:table-cell>
            </table:table-row>
            <table:table-row>
              <table:table-cell office:value-type="float" office:value="3.89657">
                <text:p/>
              </table:table-cell>
              <table:table-cell office:value-type="float" office:value="-0.937986">
                <text:p>-0.937986</text:p>
              </table:table-cell>
              <table:table-cell office:value-type="float" office:value="3.89657">
                <text:p>3.89657</text:p>
              </table:table-cell>
            </table:table-row>
            <table:table-row>
              <table:table-cell office:value-type="float" office:value="3.51706">
                <text:p/>
              </table:table-cell>
              <table:table-cell office:value-type="float" office:value="-0.860137">
                <text:p>-0.860137</text:p>
              </table:table-cell>
              <table:table-cell office:value-type="float" office:value="3.51706">
                <text:p>3.51706</text:p>
              </table:table-cell>
            </table:table-row>
            <table:table-row>
              <table:table-cell office:value-type="float" office:value="3.1275">
                <text:p/>
              </table:table-cell>
              <table:table-cell office:value-type="float" office:value="-0.777821">
                <text:p>-0.777821</text:p>
              </table:table-cell>
              <table:table-cell office:value-type="float" office:value="3.1275">
                <text:p>3.1275</text:p>
              </table:table-cell>
            </table:table-row>
            <table:table-row>
              <table:table-cell office:value-type="float" office:value="2.72811">
                <text:p/>
              </table:table-cell>
              <table:table-cell office:value-type="float" office:value="-0.6906">
                <text:p>-0.6906</text:p>
              </table:table-cell>
              <table:table-cell office:value-type="float" office:value="2.72811">
                <text:p>2.72811</text:p>
              </table:table-cell>
            </table:table-row>
            <table:table-row>
              <table:table-cell office:value-type="float" office:value="2.3191">
                <text:p/>
              </table:table-cell>
              <table:table-cell office:value-type="float" office:value="-0.598036">
                <text:p>-0.598036</text:p>
              </table:table-cell>
              <table:table-cell office:value-type="float" office:value="2.3191">
                <text:p>2.3191</text:p>
              </table:table-cell>
            </table:table-row>
            <table:table-row>
              <table:table-cell office:value-type="float" office:value="1.90026">
                <text:p/>
              </table:table-cell>
              <table:table-cell office:value-type="float" office:value="-0.500568">
                <text:p>-0.500568</text:p>
              </table:table-cell>
              <table:table-cell office:value-type="float" office:value="1.90026">
                <text:p>1.90026</text:p>
              </table:table-cell>
            </table:table-row>
            <table:table-row>
              <table:table-cell office:value-type="float" office:value="1.47137">
                <text:p/>
              </table:table-cell>
              <table:table-cell office:value-type="float" office:value="-0.398633">
                <text:p>-0.398633</text:p>
              </table:table-cell>
              <table:table-cell office:value-type="float" office:value="1.47137">
                <text:p>1.47137</text:p>
              </table:table-cell>
            </table:table-row>
            <table:table-row>
              <table:table-cell office:value-type="float" office:value="1.03264">
                <text:p/>
              </table:table-cell>
              <table:table-cell office:value-type="float" office:value="-0.291792">
                <text:p>-0.291792</text:p>
              </table:table-cell>
              <table:table-cell office:value-type="float" office:value="1.03264">
                <text:p>1.03264</text:p>
              </table:table-cell>
            </table:table-row>
            <table:table-row>
              <table:table-cell office:value-type="float" office:value="0.584297">
                <text:p>0</text:p>
              </table:table-cell>
              <table:table-cell office:value-type="float" office:value="-0.17961">
                <text:p>-0.17961</text:p>
              </table:table-cell>
              <table:table-cell office:value-type="float" office:value="0.584297">
                <text:p>0.584297</text:p>
              </table:table-cell>
            </table:table-row>
            <table:table-row>
              <table:table-cell office:value-type="float" office:value="0.12612">
                <text:p>0</text:p>
              </table:table-cell>
              <table:table-cell office:value-type="float" office:value="-0.0625223">
                <text:p>-0.0625223</text:p>
              </table:table-cell>
              <table:table-cell office:value-type="float" office:value="0.12612">
                <text:p>0.12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